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d4832" officeooo:paragraph-rsid="000d4832"/>
    </style:style>
    <style:style style:name="P2" style:family="paragraph" style:parent-style-name="Standard">
      <style:paragraph-properties fo:text-align="center" style:justify-single-word="false"/>
      <style:text-properties fo:font-weight="bold" officeooo:rsid="000d4832" officeooo:paragraph-rsid="000d4832" style:font-weight-asian="bold" style:font-weight-complex="bold"/>
    </style:style>
    <style:style style:name="P3" style:family="paragraph" style:parent-style-name="Standard">
      <style:paragraph-properties fo:text-align="justify" style:justify-single-word="false"/>
      <style:text-properties officeooo:rsid="000f3b03" officeooo:paragraph-rsid="000f3b03"/>
    </style:style>
    <style:style style:name="P4" style:family="paragraph" style:parent-style-name="Standard">
      <style:paragraph-properties fo:text-align="justify" style:justify-single-word="false"/>
      <style:text-properties officeooo:rsid="001152c3" officeooo:paragraph-rsid="001152c3"/>
    </style:style>
    <style:style style:name="P5" style:family="paragraph" style:parent-style-name="Standard">
      <style:paragraph-properties fo:text-align="justify" style:justify-single-word="false"/>
      <style:text-properties officeooo:rsid="0012340a" officeooo:paragraph-rsid="0012340a"/>
    </style:style>
    <style:style style:name="P6" style:family="paragraph" style:parent-style-name="Standard" style:list-style-name="L1">
      <style:paragraph-properties fo:text-align="justify" style:justify-single-word="false"/>
      <style:text-properties officeooo:rsid="0012340a" officeooo:paragraph-rsid="0012340a"/>
    </style:style>
    <style:style style:name="P7" style:family="paragraph" style:parent-style-name="Footnote">
      <style:text-properties officeooo:rsid="000f3b03" officeooo:paragraph-rsid="000f3b03"/>
    </style:style>
    <style:style style:name="P8" style:family="paragraph" style:parent-style-name="Footnote">
      <style:text-properties officeooo:rsid="000fa17a" officeooo:paragraph-rsid="000fa17a"/>
    </style:style>
    <style:style style:name="T1" style:family="text">
      <style:text-properties officeooo:rsid="000fa1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oria</text:p>
      <text:p text:style-name="P1">Desarrollo de módulo de adquisición para FPGA</text:p>
      <text:p text:style-name="P1"/>
      <text:p text:style-name="P3">Se va a desarrollar un medidor de impedancia (hasta 100 kHz) capaz de medir la parte real e imaginaria de un dipolo por medio de la inyección de una señal y la medición de su respuesta. El circuito está basado en un AD5933<text:note text:id="ftn0" text:note-class="footnote"><text:note-citation>1</text:note-citation><text:note-body><text:p text:style-name="P7">http://www.analog.com/media/en/technical-documentation/data-sheets/AD5933.pdf</text:p></text:note-body></text:note> (ver hoja de datos en docs/datasheets).</text:p>
      <text:p text:style-name="P3"/>
      <text:p text:style-name="P3">El circuito está desarrollado para conectarse a una FPGA utilizando la interfaz PMOD<text:note text:id="ftn1" text:note-class="footnote"><text:note-citation>2</text:note-citation><text:note-body><text:p text:style-name="P7">https://www.digilentinc.com/Pmods/Digilent-Pmod_%20Interface_Specification.pdf</text:p></text:note-body></text:note> (ver docs/Referencias) la cual puede utilizarse con kits de desarrollo Digilent o con <text:span text:style-name="T1">la plataforma </text:span>KEFIR<text:note text:id="ftn2" text:note-class="footnote"><text:note-citation>3</text:note-citation><text:note-body><text:p text:style-name="P8">http://fpgalibre.sourceforge.net/Kefir/</text:p></text:note-body></text:note>, <text:span text:style-name="T1">de desarrollo local, la cual cuenta con dos puertos PMOD.</text:span></text:p>
      <text:p text:style-name="P3"/>
      <text:p text:style-name="P4">El circuito tiene una entrada de clock la cual normalmente debe proveerse por medio de la FPGA, pero se agrega la posibilidad de soldarle una referencia interna de clock para otro tipo de usos.</text:p>
      <text:p text:style-name="P4"/>
      <text:p text:style-name="P5">Podemos identificar varias partes claramente definidas a fin de facilitar el diseño y diagramación del proyecto:</text:p>
      <text:p text:style-name="P5"/>
      <text:list xml:id="list2435305478021848615" text:style-name="L1">
        <text:list-item>
          <text:p text:style-name="P6">Fuente de tensión : <text:s/>Provee alimentación para la parte analógica y digital</text:p>
        </text:list-item>
        <text:list-item>
          <text:p text:style-name="P6">Generación de reloj : <text:s/>Provee una señal de reloj interna</text:p>
        </text:list-item>
        <text:list-item>
          <text:p text:style-name="P6">Módulo de señal : Provee el ruteo de las señales analógicas y digitales de entrada y salida, así como el acondicionamiento de señal para la medición de impedancias.</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9:15:25.409087913</meta:creation-date>
    <meta:generator>LibreOffice/4.2.8.2$Linux_X86_64 LibreOffice_project/420m0$Build-2</meta:generator>
    <dc:date>2016-11-17T09:23:04.170837953</dc:date>
    <meta:editing-duration>PT14M31S</meta:editing-duration>
    <meta:editing-cycles>4</meta:editing-cycles>
    <meta:document-statistic meta:table-count="0" meta:image-count="0" meta:object-count="0" meta:page-count="1" meta:paragraph-count="12" meta:word-count="202" meta:character-count="1362" meta:non-whitespace-character-count="1173"/>
  </office:meta>
</office:document-meta>
</file>